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2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банк</text:p>
          </table:table-cell>
          <table:table-cell office:value-type="string" calcext:value-type="string">
            <text:p>1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table:style-name="Default"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433.08</text:p>
          </table:table-cell>
          <table:table-cell table:number-columns-repeated="1012"/>
        </table:table-row>
        <table:table-row table:style-name="ro1" table:number-rows-repeated="177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2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.00.0000</text:date>, <text:time style:data-style-name="N2" text:time-value="12:48:28.3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8-28T12:54:26.290000000</dc:date>
    <meta:editing-duration>P1DT20H46M20S</meta:editing-duration>
    <meta:editing-cycles>934</meta:editing-cycles>
    <meta:document-statistic meta:table-count="2" meta:cell-count="1190" meta:object-count="0"/>
  </office:meta>
</office:document-meta>
</file>